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monospace" svg:font-family="monospace, monospace"/>
    <style:font-face style:name="Arial Unicode MS2" svg:font-family="'Arial Unicode MS'" style:font-family-generic="swiss"/>
    <style:font-face style:name="Arial Unicode MS1" svg:font-family="'Arial Unicode M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3e68" officeooo:paragraph-rsid="00123e68"/>
    </style:style>
    <style:style style:name="P2" style:family="paragraph" style:parent-style-name="Standard">
      <style:paragraph-properties fo:text-align="start" style:justify-single-word="false"/>
      <style:text-properties officeooo:rsid="0013c652" officeooo:paragraph-rsid="0013c652"/>
    </style:style>
    <style:style style:name="P3" style:family="paragraph" style:parent-style-name="Standard">
      <style:paragraph-properties fo:text-align="start" style:justify-single-word="false"/>
      <style:text-properties officeooo:rsid="0013c652" officeooo:paragraph-rsid="00143589"/>
    </style:style>
    <style:style style:name="P4" style:family="paragraph" style:parent-style-name="Standard">
      <style:paragraph-properties fo:text-align="center" style:justify-single-word="false"/>
      <style:text-properties officeooo:rsid="0013c652" officeooo:paragraph-rsid="00143589"/>
    </style:style>
    <style:style style:name="P5" style:family="paragraph" style:parent-style-name="Standard">
      <style:paragraph-properties fo:text-align="start" style:justify-single-word="false"/>
      <style:text-properties officeooo:paragraph-rsid="0013c652"/>
    </style:style>
    <style:style style:name="P6" style:family="paragraph" style:parent-style-name="Standard">
      <style:paragraph-properties fo:text-align="start" style:justify-single-word="false"/>
      <style:text-properties officeooo:paragraph-rsid="001dbb1a"/>
    </style:style>
    <style:style style:name="P7" style:family="paragraph" style:parent-style-name="Standard">
      <style:paragraph-properties fo:text-align="start" style:justify-single-word="false"/>
      <style:text-properties officeooo:rsid="00143589" officeooo:paragraph-rsid="00143589"/>
    </style:style>
    <style:style style:name="P8" style:family="paragraph" style:parent-style-name="Standard">
      <style:paragraph-properties fo:text-align="center" style:justify-single-word="false"/>
      <style:text-properties officeooo:rsid="00143589" officeooo:paragraph-rsid="00143589"/>
    </style:style>
    <style:style style:name="P9" style:family="paragraph" style:parent-style-name="Standard">
      <style:paragraph-properties fo:text-align="start" style:justify-single-word="false"/>
      <style:text-properties officeooo:rsid="00151856" officeooo:paragraph-rsid="00151856"/>
    </style:style>
    <style:style style:name="P10" style:family="paragraph" style:parent-style-name="Standard">
      <style:paragraph-properties fo:text-align="start" style:justify-single-word="false"/>
      <style:text-properties officeooo:rsid="001853a1" officeooo:paragraph-rsid="001853a1"/>
    </style:style>
    <style:style style:name="P11" style:family="paragraph" style:parent-style-name="Standard">
      <style:paragraph-properties fo:text-align="start" style:justify-single-word="false"/>
      <style:text-properties officeooo:rsid="001a2fcb" officeooo:paragraph-rsid="001a2fcb"/>
    </style:style>
    <style:style style:name="P12" style:family="paragraph" style:parent-style-name="Standard">
      <style:paragraph-properties fo:text-align="center" style:justify-single-word="false"/>
      <style:text-properties officeooo:rsid="001a2fcb" officeooo:paragraph-rsid="001a2fcb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b546a" style:font-name="monospace" fo:font-size="9pt" fo:letter-spacing="normal" fo:font-style="normal" fo:font-weight="normal" officeooo:rsid="001a2fcb" officeooo:paragraph-rsid="001853a1"/>
    </style:style>
    <style:style style:name="P14" style:family="paragraph" style:parent-style-name="Standard">
      <style:paragraph-properties fo:text-align="start" style:justify-single-word="false"/>
      <style:text-properties officeooo:rsid="001cc53f" officeooo:paragraph-rsid="001cc53f"/>
    </style:style>
    <style:style style:name="P15" style:family="paragraph" style:parent-style-name="Standard">
      <style:paragraph-properties fo:text-align="start" style:justify-single-word="false"/>
      <style:text-properties officeooo:rsid="001dbb1a" officeooo:paragraph-rsid="001dbb1a"/>
    </style:style>
    <style:style style:name="P16" style:family="paragraph" style:parent-style-name="Standard">
      <style:paragraph-properties fo:text-align="start" style:justify-single-word="false"/>
      <style:text-properties officeooo:rsid="0013c652" officeooo:paragraph-rsid="0013c652"/>
    </style:style>
    <style:style style:name="P17" style:family="paragraph" style:parent-style-name="Standard">
      <style:paragraph-properties fo:text-align="center" style:justify-single-word="false"/>
      <style:text-properties officeooo:rsid="001853a1" officeooo:paragraph-rsid="00151856"/>
    </style:style>
    <style:style style:name="P18" style:family="paragraph" style:parent-style-name="Standard">
      <style:paragraph-properties fo:text-align="start" style:justify-single-word="false"/>
      <style:text-properties officeooo:rsid="001853a1" officeooo:paragraph-rsid="001853a1"/>
    </style:style>
    <style:style style:name="T1" style:family="text">
      <style:text-properties fo:font-variant="normal" fo:text-transform="none" style:font-name="inherit" fo:font-size="9pt" fo:letter-spacing="normal" fo:font-style="normal" fo:font-weight="normal"/>
    </style:style>
    <style:style style:name="T2" style:family="text">
      <style:text-properties officeooo:rsid="00143589"/>
    </style:style>
    <style:style style:name="T3" style:family="text">
      <style:text-properties officeooo:rsid="001853a1"/>
    </style:style>
    <style:style style:name="T4" style:family="text">
      <style:text-properties officeooo:rsid="001a2fcb"/>
    </style:style>
    <style:style style:name="T5" style:family="text">
      <style:text-properties officeooo:rsid="001dbb1a"/>
    </style:style>
    <style:style style:name="T6" style:family="text">
      <style:text-properties officeooo:rsid="002037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3 インストール手順</text:p>
      <text:p text:style-name="P8">0.Xcodeのインストール</text:p>
      <text:p text:style-name="P7">0-1 AppstoreからXcodeをインストール</text:p>
      <text:p text:style-name="P9">0-2 #xcode-select -install<text:tab/>を実行</text:p>
      <text:p text:style-name="P2"/>
      <text:p text:style-name="P4"><text:span text:style-name="T3">1</text:span>.Homebrewのインストール</text:p>
      <text:p text:style-name="P3">1-1Homebrewのインストールの有無の確認</text:p>
      <text:p text:style-name="P2"># brew -v<text:tab/>を実行。brew: command not foundと出たらインストールされていない。</text:p>
      <text:p text:style-name="P2">1-2 Homebrewをインストール</text:p>
      <text:p text:style-name="P5"><text:span text:style-name="T2"># /usr/bin/ruby -e "$(curl -fsSL </text:span><text:a xlink:type="simple" xlink:href="https://raw.githubusercontent.com/Homebrew/install/master/install" text:style-name="Internet_20_link" text:visited-style-name="Visited_20_Internet_20_Link"><text:span text:style-name="T2">https://raw.githubusercontent.com/Homebrew/install/master/install</text:span></text:a><text:span text:style-name="T2">)"</text:span></text:p>
      <text:p text:style-name="P7">を実行。</text:p>
      <text:p text:style-name="P9">1-3 インストールの確認</text:p>
      <text:p text:style-name="P9"># brew -v で確認。バージョンが出たらおk</text:p>
      <text:p text:style-name="P9"/>
      <text:p text:style-name="P17">2.pyenvのインストール</text:p>
      <text:p text:style-name="P10">2-1 # pyenv -v<text:tab/><text:tab/>を実行してインストール済確認</text:p>
      <text:p text:style-name="P10">2-2 # brew install pyenv<text:tab/>を実行</text:p>
      <text:p text:style-name="P10">2-3 #pyenv -v<text:tab/><text:tab/>でバージョンの確認</text:p>
      <text:p text:style-name="P10">2-4 よくわからんが以下を実行</text:p>
      <text:p text:style-name="P10"><text:span text:style-name="T4"># </text:span>echo 'export PYENV_ROOT="$HOME/.pyenv"' &gt;&gt; ~/.bash_profile</text:p>
      <text:p text:style-name="P10"><text:span text:style-name="T4"># </text:span>echo 'export PATH="$PYENV_ROOT/bin:$PATH"' &gt;&gt; ~/.bash_profile</text:p>
      <text:p text:style-name="P10"><text:span text:style-name="T4"># </text:span>echo 'eval "$(pyenv init -)"' &gt;&gt; ~/.bash_profile</text:p>
      <text:p text:style-name="P11"># source ~/.bash_profile</text:p>
      <text:p text:style-name="P11"/>
      <text:p text:style-name="P12">3.python3のインストール</text:p>
      <text:p text:style-name="P11">3-1 # pyenv install –list<text:tab/>でリストを確認</text:p>
      <text:p text:style-name="P11">3-2 # CFLAGS="-I$(brew --prefix readline)/include -I$(brew --prefix openssl)/include -I$(xcrun --show-sdk-path)/usr/include" \</text:p>
      <text:p text:style-name="P11">LDFLAGS="-L$(brew --prefix readline)/lib -L$(brew --prefix openssl)/lib" \</text:p>
      <text:p text:style-name="P11">PYTHON_CONFIGURE_OPTS=--enable-unicode=ucs2 \</text:p>
      <text:p text:style-name="P11">pyenv install -v 3.6.<text:span text:style-name="T6">5</text:span></text:p>
      <text:p text:style-name="P14">でインストール</text:p>
      <text:p text:style-name="P15">3-3 #<text:span text:style-name="T4"> echo '</text:span><text:bookmark text:name="2a66"/><text:span text:style-name="Source_20_Text"><text:span text:style-name="T1">export PATH=$HOME/.pyenv/shims:$PATH</text:span></text:span><text:span text:style-name="T3">"' &gt;&gt; ~/.bash_profile<text:tab/>でパスを通す</text:span></text:p>
      <text:p text:style-name="P6"><text:span text:style-name="T5">3-4 </text:span><text:bookmark text:name="aadb"/><text:span text:style-name="T5"># pyenv global 3.6.5<text:tab/>でバージョンを変える</text:span></text:p>
      <text:p text:style-name="P6"/>
      <text:p text:style-name="P1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monospace" svg:font-family="monospace, monospace"/>
    <style:font-face style:name="Arial Unicode MS2" svg:font-family="'Arial Unicode MS'" style:font-family-generic="swiss"/>
    <style:font-face style:name="Arial Unicode MS1" svg:font-family="'Arial Unicode M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ヒラギノ明朝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ヒラギノ明朝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ial Unicode MS1" style:font-family-asian="'Arial Unicode M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ial Unicode MS1" style:font-family-asian="'Arial Unicode MS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00:08:09.197087563</meta:creation-date>
    <dc:date>2019-06-04T21:27:15.317339767</dc:date>
    <meta:editing-duration>PT13M23S</meta:editing-duration>
    <meta:editing-cycles>3</meta:editing-cycles>
    <meta:generator>LibreOffice/6.2.4.2$MacOSX_X86_64 LibreOffice_project/2412653d852ce75f65fbfa83fb7e7b669a126d64</meta:generator>
    <meta:document-statistic meta:table-count="0" meta:image-count="0" meta:object-count="0" meta:page-count="1" meta:paragraph-count="30" meta:word-count="299" meta:character-count="1085" meta:non-whitespace-character-count="993"/>
  </office:meta>
</office:document-meta>
</file>